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cc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iscid Perfect Gas</text:p>
      <text:p text:style-name="P1"/>
      <text:p text:style-name="P1"><text:span text:style-name="T1">2010halder</text:span> -Upwinding is the most preferred numerical scheme for high-speed flow simulation. Upwind</text:p>
      <text:p text:style-name="P1">schemes are usually categorized as either Flux Difference Splitting (FDS) or Flux Vector</text:p>
      <text:p text:style-name="P1">Splitting (FVS). The most successful and popular approximate Riemann solver (FDS) is Roe’s method,</text:p>
      <text:p text:style-name="P1">which is the exact solution of a linearized Riemann problem (Roe [8]). It is able to capture stationary</text:p>
      <text:p text:style-name="P1">discontinuities with no numerical dissipation. However, at strong expansions, the Roe scheme tends to</text:p>
      <text:p text:style-name="P1">diverge even if the entropy fix is applied. In addition, FDS scheme suffers from the so called “carbuncle</text:p>
      <text:p text:style-name="P1">phenomenon” – a numerical instability in capturing strong shock waves in multidimensional</text:p>
      <text:p text:style-name="P1">computations.</text:p>
      <text:p text:style-name="P1">Other way of introducing upwind is FVS, in which the numerical flux function is divided into</text:p>
      <text:p text:style-name="P1">positive and negative parts. Steger and Warming [9] made use of similarity transformations and the</text:p>
      <text:p text:style-name="P1">homogeneity property of the Euler equation, in splitting the flux depending on the sign of the</text:p>
      <text:p text:style-name="P1">eigenvalues of the flux Jacobian matrix. However, this splitting has problem around the sonic point,</text:p>
      <text:p text:style-name="P1">and van Leer [10] proposed an alternative splitting, which gives noticeably better results.</text:p>
      <text:p text:style-name="P1">These FVS schemes share a serious disadvantage: large dissipation on contact discontinuities and</text:p>
      <text:p text:style-name="P1">shear layers.</text:p>
      <text:p text:style-name="P1">A more recent effort to develop less-dissipative upwind schemes focuses on reducing the surplus</text:p>
      <text:p text:style-name="P1">dissipation of the FVS by introducing the flavor of FDS into FVS schemes. Liou and Steffen [11]</text:p>
      <text:p text:style-name="P1">proposed a promising scheme named Advection Upstream Splitting Method (AUSM) (Fezoui and</text:p>
      <text:p text:style-name="P1">Stroufflet [12]) in which the cell-face advection Mach number is appropriately defined to determine the</text:p>
      <text:p text:style-name="P1">upwind extrapolation for the convective quantities. The AUSM + (Liou [13]) is designed to be a further</text:p>
      <text:p text:style-name="P1">improvement of AUSM, and offers further improvement in accuracy over its predecessor (AUSM) and</text:p>
      <text:p text:style-name="P1">other popular schemes, simplicity, and easy generalization to other conservation laws.</text:p>
      <text:p text:style-name="P1">The desire to compute flows over complex geometrical body, the widely used multi-block structured</text:p>
      <text:p text:style-name="P1">grid approach can be used. But the automation of the blocking and grid generation process is difficult</text:p>
      <text:p text:style-name="P1">tasks that are continually being refined. The unstructured grid can be used for this kind of problem as</text:p>
      <text:p text:style-name="P1">well as simple geometrical problem (Venkatakrishnan [14]; Bertolazzi and Manzini [15]; Batina [16];</text:p>
      <text:p text:style-name="P1">Jameson and Mavriplis [17]).</text:p>
      <text:p text:style-name="P1"/>
      <text:p text:style-name="P1">In the present study the two-dimensional Euler equations are solved on unstructured triangular</text:p>
      <text:p text:style-name="P1">meshes to study the shock interactions in high Mach number flow over double-wedge excluding the</text:p>
      <text:p text:style-name="P1">self-induced oscillations regime (Ben-Dor et al. [7]) in the shock wave flow pattern. The driving</text:p>
      <text:p text:style-name="P1">algorithm is an upwind biased cell-cantered finite volume method. The spatial discretization involves</text:p>
      <text:p text:style-name="P1">a naturally dissipative flux-split approach that sharply captures shockwa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erif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erif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tarina Garbacz Gomes</meta:initial-creator>
    <meta:creation-date>2019-01-11T16:51:08</meta:creation-date>
    <meta:document-statistic meta:table-count="0" meta:image-count="0" meta:object-count="0" meta:page-count="1" meta:paragraph-count="33" meta:word-count="427" meta:character-count="2888"/>
    <dc:date>2019-01-11T16:52:35</dc:date>
    <dc:creator>Catarina Garbacz Gomes</dc:creator>
    <meta:editing-duration>PT1M27S</meta:editing-duration>
    <meta:editing-cycles>1</meta:editing-cycles>
    <meta:generator>OpenOffice/4.1.1$Unix OpenOffice.org_project/411m6$Build-9775</meta:generator>
  </office:meta>
</office:document-meta>
</file>